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imbus Sans1" svg:font-family="'Nimbus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2e20" officeooo:paragraph-rsid="001a2e20"/>
    </style:style>
    <style:style style:name="P2" style:family="paragraph" style:parent-style-name="Standard">
      <style:paragraph-properties fo:text-align="center" style:justify-single-word="false"/>
      <style:text-properties officeooo:rsid="001a2e20" officeooo:paragraph-rsid="001a2e20"/>
    </style:style>
    <style:style style:name="P3" style:family="paragraph" style:parent-style-name="Standard">
      <style:paragraph-properties fo:text-align="center" style:justify-single-word="false"/>
      <style:text-properties style:font-name="Nimbus Sans" fo:font-size="20pt" officeooo:rsid="001a2e20" officeooo:paragraph-rsid="001a2e20" style:font-size-asian="17.5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Nimbus Sans" fo:font-size="20pt" style:text-underline-style="solid" style:text-underline-width="auto" style:text-underline-color="font-color" fo:font-weight="bold" officeooo:rsid="001a2e20" officeooo:paragraph-rsid="001a2e20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Nimbus Sans" fo:font-size="15pt" officeooo:rsid="001a2e20" officeooo:paragraph-rsid="001a2e20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style:font-name="Nimbus Sans" fo:font-size="15pt" officeooo:rsid="001a2f56" officeooo:paragraph-rsid="001a2f56" style:font-size-asian="15pt" style:font-size-complex="15pt"/>
    </style:style>
    <style:style style:name="P7" style:family="paragraph" style:parent-style-name="Standard">
      <style:text-properties fo:font-size="12pt" officeooo:rsid="001a2e20" officeooo:paragraph-rsid="001a2e20" style:font-size-asian="12pt" style:font-size-complex="12pt"/>
    </style:style>
    <style:style style:name="T1" style:family="text">
      <style:text-properties style:font-name="Nimbus Sans1"/>
    </style:style>
    <style:style style:name="T2" style:family="text">
      <style:text-properties officeooo:rsid="001a2f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luno<text:span text:style-name="T2">s</text:span>: Marcos, Ricardo, Daniel, Guilherme Prates, Gustavo Prates <text:s text:c="7"/>N:12,8,9,19,4 <text:s text:c="7"/>2:C</text:p>
      <text:p text:style-name="P1"/>
      <text:p text:style-name="P1"/>
      <text:p text:style-name="P1"/>
      <text:p text:style-name="P2"/>
      <text:p text:style-name="P2"/>
      <text:p text:style-name="P4">RELATORIO DE MATEMATICA</text:p>
      <text:p text:style-name="P3"/>
      <text:p text:style-name="P3"/>
      <text:p text:style-name="P3"/>
      <text:p text:style-name="P5"><text:span text:style-name="T1">·</text:span>1 O som e cada tecla funcionou?</text:p>
      <text:p text:style-name="P5"/>
      <text:p text:style-name="P6">R: Funcina</text:p>
      <text:p text:style-name="P5"/>
      <text:p text:style-name="P5"><text:span text:style-name="T1">·</text:span>2 Quantas linha de programação oram usadas para fazer com que a tecla funcionem?</text:p>
      <text:p text:style-name="P5"/>
      <text:p text:style-name="P6">R: 10 linhas</text:p>
      <text:p text:style-name="P5"/>
      <text:p text:style-name="P5"><text:span text:style-name="T1">·</text:span>3 Usando QuerySelector(X) Qual Palavra podemos usar selecionar todas as teclas (usando o console confira se deu certo e todas as teclas foram chamadas<text:span text:style-name="T2">)</text:span>?</text:p>
      <text:p text:style-name="P6"/>
      <text:p text:style-name="P6"/>
      <text:p text:style-name="P6">R;Todos o elementos audi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imbus Sans1" svg:font-family="'Nimbus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2T08:02:36.973053061</meta:creation-date>
    <dc:date>2023-10-02T08:19:17.241451150</dc:date>
    <meta:editing-duration>PT6M30S</meta:editing-duration>
    <meta:editing-cycles>1</meta:editing-cycles>
    <meta:document-statistic meta:table-count="0" meta:image-count="0" meta:object-count="0" meta:page-count="1" meta:paragraph-count="8" meta:word-count="67" meta:character-count="433" meta:non-whitespace-character-count="360"/>
    <meta:generator>LibreOffice/6.4.7.2$Linux_X86_64 LibreOffice_project/40$Build-2</meta:generator>
  </office:meta>
</office:document-meta>
</file>